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urier New" svg:font-family="'Courier New'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fo:font-size="12pt" style:font-size-asian="12pt" style:font-size-complex="12pt"/>
    </style:style>
    <style:style style:name="P3" style:family="paragraph" style:parent-style-name="Standard">
      <style:text-properties style:font-name="Liberation Sans" fo:font-size="12pt" officeooo:rsid="00101e18" officeooo:paragraph-rsid="00101e18" style:font-size-asian="12pt" style:font-size-complex="12pt"/>
    </style:style>
    <style:style style:name="P4" style:family="paragraph" style:parent-style-name="Standard">
      <style:text-properties style:font-name="Liberation Sans" officeooo:rsid="000e57ac" officeooo:paragraph-rsid="000e57ac"/>
    </style:style>
    <style:style style:name="P5" style:family="paragraph" style:parent-style-name="Standard">
      <style:text-properties style:font-name="Liberation Sans" officeooo:paragraph-rsid="000e57ac"/>
    </style:style>
    <style:style style:name="P6" style:family="paragraph" style:parent-style-name="Standard">
      <style:text-properties style:font-name="Liberation Sans" officeooo:rsid="000ec692" officeooo:paragraph-rsid="000ec692"/>
    </style:style>
    <style:style style:name="P7" style:family="paragraph" style:parent-style-name="Title">
      <style:text-properties officeooo:rsid="0009cce8" officeooo:paragraph-rsid="0009cce8"/>
    </style:style>
    <style:style style:name="P8" style:family="paragraph" style:parent-style-name="Heading_20_1">
      <style:text-properties officeooo:rsid="000e57ac" officeooo:paragraph-rsid="000e57ac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ab2c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Bitstream Vera Sans Mono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Bitstream Vera Sans Mono" fo:font-style="normal" style:text-underline-style="none" fo:font-weight="normal" officeooo:rsid="000ab2c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Bitstream Vera Sans Mono" fo:font-style="normal" style:text-underline-style="none" fo:font-weight="normal" officeooo:rsid="0013f9fc" style:text-blinking="false" fo:background-color="transparent" loext:char-shading-value="0"/>
    </style:style>
    <style:style style:name="T6" style:family="text">
      <style:text-properties officeooo:rsid="000b01ce"/>
    </style:style>
    <style:style style:name="T7" style:family="text">
      <style:text-properties officeooo:rsid="000e57ac"/>
    </style:style>
    <style:style style:name="T8" style:family="text">
      <style:text-properties style:font-name="Bitstream Vera Sans Mono"/>
    </style:style>
    <style:style style:name="T9" style:family="text">
      <style:text-properties style:font-name="Bitstream Vera Sans Mono" officeooo:rsid="000b01ce"/>
    </style:style>
    <style:style style:name="T10" style:family="text">
      <style:text-properties style:font-name="Bitstream Vera Sans Mono" officeooo:rsid="0010c6e4"/>
    </style:style>
    <style:style style:name="T11" style:family="text">
      <style:text-properties style:font-name="Bitstream Vera Sans Mono" officeooo:rsid="000e57ac"/>
    </style:style>
    <style:style style:name="T12" style:family="text">
      <style:text-properties style:font-name="Bitstream Vera Sans Mono" officeooo:rsid="0013f9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Link</text:h>
      <text:p text:style-name="P2"><text:bookmark text:name="docs-internal-guid-866f80e6-af98-7a50-c2e2-83d56f602dde"/><text:span text:style-name="T1">List all links<text:tab/><text:tab/><text:tab/></text:span><text:span text:style-name="T4">l</text:span><text:span text:style-name="T3">ink list</text:span></text:p>
      <text:p text:style-name="P2"><text:span text:style-name="T1">Set link n to primary<text:tab/><text:tab/></text:span><text:span text:style-name="T3">set link </text:span><text:span text:style-name="T5">N</text:span></text:p>
      <text:p text:style-name="P2">Add new link<text:tab/><text:tab/><text:tab/><text:span text:style-name="T8">link add </text:span><text:span text:style-name="T12">X</text:span></text:p>
      <text:p text:style-name="P2">Remove link<text:tab/><text:tab/><text:tab/><text:span text:style-name="T8">link remove </text:span><text:span text:style-name="T12">N</text:span></text:p>
      <text:h text:style-name="Heading_20_1" text:outline-level="1">Map</text:h>
      <text:p text:style-name="P2"><text:bookmark text:name="docs-internal-guid-866f80e6-af98-de2e-a39e-f962d2358a99"/><text:span text:style-name="T1">Show waypoints<text:tab/><text:tab/></text:span><text:span text:style-name="T3">wp list</text:span></text:p>
      <text:p text:style-name="P2"><text:span text:style-name="T1">Show fence<text:tab/><text:tab/><text:tab/></text:span><text:span text:style-name="T3">fence list</text:span></text:p>
      <text:p text:style-name="P3"><text:span text:style-name="T1">Enable geofence<text:tab/><text:tab/></text:span><text:span text:style-name="T3">fence enable</text:span></text:p>
      <text:p text:style-name="P3"><text:span text:style-name="T1">Disable geofence<text:tab/><text:tab/></text:span><text:span text:style-name="T3">fence disable</text:span></text:p>
      <text:h text:style-name="Heading_20_1" text:outline-level="1">Arming</text:h>
      <text:p text:style-name="P1"><text:bookmark text:name="docs-internal-guid-866f80e6-af99-46e4-f007-c695838e7d52"/>Arm Vehicle<text:tab/><text:tab/><text:tab/><text:span text:style-name="T8">arm throttle</text:span></text:p>
      <text:p text:style-name="P1">Disarm Vehicle<text:tab/><text:tab/><text:span text:style-name="T8">disarm</text:span></text:p>
      <text:p text:style-name="P1">Force disarm (heli)<text:tab/><text:tab/><text:span text:style-name="T8">disarm force</text:span></text:p>
      <text:h text:style-name="Heading_20_1" text:outline-level="1">AUTO Flight</text:h>
      <text:p text:style-name="P2"><text:bookmark text:name="docs-internal-guid-866f80e6-af99-bcb9-a7a1-b69109176bd7"/>Set current wp<text:tab/><text:tab/><text:tab/><text:span text:style-name="T8">wp set </text:span><text:span text:style-name="T12">N</text:span></text:p>
      <text:p text:style-name="P2">Engage auto mode<text:tab/><text:tab/><text:tab/><text:span text:style-name="T8">auto</text:span></text:p>
      <text:p text:style-name="P2">Override auto speed (m/s)<text:tab/><text:tab/><text:span text:style-name="T8">setspeed </text:span><text:span text:style-name="T12">N</text:span></text:p>
      <text:h text:style-name="Heading_20_1" text:outline-level="1">Parameters</text:h>
      <text:p text:style-name="P1">Get param value<text:tab/><text:tab/><text:span text:style-name="T8">param show X</text:span></text:p>
      <text:p text:style-name="P1">Set param<text:tab/><text:tab/><text:tab/><text:span text:style-name="T8">param set X </text:span><text:span text:style-name="T12">N</text:span></text:p>
      <text:p text:style-name="P1">Download param defns<text:tab/><text:span text:style-name="T8">param download</text:span></text:p>
      <text:p text:style-name="P1">Get param help<text:tab/><text:tab/><text:span text:style-name="T8">param help X</text:span></text:p>
      <text:h text:style-name="Heading_20_1" text:outline-level="1">Flight modes</text:h>
      <text:p text:style-name="P5"><text:span text:style-name="T7">Loiter mode<text:tab/></text:span><text:tab/><text:tab/><text:span text:style-name="T11">mode loiter</text:span></text:p>
      <text:p text:style-name="P4">Return to Launch<text:tab/><text:tab/><text:span text:style-name="T8">mode rtl</text:span></text:p>
      <text:p text:style-name="P4">Manual mode<text:tab/><text:tab/><text:tab/><text:span text:style-name="T8">mode manual</text:span></text:p>
      <text:p text:style-name="P4">Fly to specific location<text:tab/><text:tab/><text:span text:style-name="T8">mode guided</text:span> <text:tab/><text:tab/><text:tab/><text:tab/><text:tab/><text:span text:style-name="T8">LAT LON ALT</text:span></text:p>
      <text:h text:style-name="Heading_20_1" text:outline-level="1">Relays</text:h>
      <text:p text:style-name="P6">Set relay<text:tab/><text:tab/><text:tab/><text:span text:style-name="T8">relay set N [0|1]</text:span></text:p>
      <text:p text:style-name="P6">Set output servo<text:tab/><text:tab/><text:span text:style-name="T8">servo set N PWM</text:span></text:p>
      <text:p text:style-name="P6"/>
      <text:h text:style-name="Heading_20_1" text:outline-level="1">Terrain</text:h>
      <text:p text:style-name="P6">Get terrain height at location<text:tab/><text:span text:style-name="T8">terrain check</text:span><text:tab/><text:tab/><text:tab/><text:tab/><text:tab/><text:span text:style-name="T8">LAT LON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ourier New" svg:font-family="'Courier New'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itle">
      <style:text-properties officeooo:rsid="0009cce8" officeooo:paragraph-rsid="0009cce8"/>
    </style:style>
    <style:page-layout style:name="Mpm1">
      <style:page-layout-properties fo:page-width="21.001cm" fo:page-height="29.7cm" style:num-format="1" style:print-orientation="portrait" fo:margin-top="0.9cm" fo:margin-bottom="0.9cm" fo:margin-left="0.9cm" fo:margin-right="0.9cm" style:writing-mode="lr-tb" style:footnote-max-height="0cm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AVProxy Cheetsheet (V 1.5.7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21:11:24.895247493</meta:creation-date>
    <dc:date>2016-11-29T21:50:17.176978177</dc:date>
    <meta:editing-duration>PT38M45S</meta:editing-duration>
    <meta:editing-cycles>13</meta:editing-cycles>
    <meta:generator>LibreOffice/5.1.4.2$Linux_X86_64 LibreOffice_project/10m0$Build-2</meta:generator>
    <meta:document-statistic meta:table-count="0" meta:image-count="0" meta:object-count="0" meta:page-count="1" meta:paragraph-count="34" meta:word-count="149" meta:character-count="836" meta:non-whitespace-character-count="678"/>
  </office:meta>
</office:document-meta>
</file>